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189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2pt" style:text-underline-style="solid" style:text-underline-width="auto" style:text-underline-color="font-color" style:letter-kerning="true" fo:language="en" fo:country="US" style:language-asian="zh" style:country-asian="CN" style:language-complex="hi" style:country-complex="IN" style:font-name-asian="" style:font-name-complex="Lohit Devanagari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EC2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How are Spot Instances billed 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Spot Instances current spot prices x user-defined max spot pric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Spot requests (One-time and Persistent Spot requests)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Spot fleet for a set of spot instances and optionally on-demand instances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Spot fleets allow us to automatically request spot instances with the lowest prices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Placement groups (cluster, spread, partition)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Usage of Elastic Network Interfaces for failover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EC2 Hibernate and storing RAM data on encrypted EBS volum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ENI’s are bound to an AZ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4" office:value-type="string" calcext:value-type="string">
            <text:p>AMI creation proces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ce store is ephemeral (dies when instance die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BS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6" office:value-type="string" calcext:value-type="string">
            <text:p>Is a network driv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Multi-attach feature available for SAA level exam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Bound to a specific AZ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Delete on termination featu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Root volume Is deleted on termination by default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Any other volumes are not deleted on termination by default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Snapshots can be copied across Azs and regions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EBS Snapshot archiv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Recycle bin for EBS Snapsnots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Fast snapshot resto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gp2/gp3 volume typ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io1/io2 and io2 block express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st1 volume typ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sc1 volume typ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Only gp2/gp3 and io1/io2 can be used as boot volume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8" office:value-type="string" calcext:value-type="string">
            <text:p>gp2 has the size of the volume and IOPS linked, where gp3 can increase/decrease them <text:span text:style-name="T1">independently</text:span>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Multi-attach for io1/io2 family support a max number of 16 instances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How to create encrypted volume from an unencrypted on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7" office:value-type="string" calcext:value-type="string">
            <text:p>EBS snapshots use IO so they shouldn’t be used when the app is dealing with a lot of traffic</text:p>
          </table:table-cell>
          <table:table-cell table:style-name="ce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FS</text:p>
          </table:table-cell>
          <table:covered-table-cell table:style-name="ce7"/>
          <table:table-cell table:number-columns-repeated="1022"/>
        </table:table-row>
        <table:table-row table:style-name="ro1">
          <table:table-cell office:value-type="string" calcext:value-type="string">
            <text:p>Sits inside a security 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regio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les automatically, no capacity plan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formance mode: General purpose or Max/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roughput mode: Bursting or provisioned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6:52:58.0296457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27:28.917430587</meta:creation-date>
    <dc:date>2022-12-14T18:17:18.639116052</dc:date>
    <meta:editing-duration>PT45M28S</meta:editing-duration>
    <meta:editing-cycles>5</meta:editing-cycles>
    <meta:generator>LibreOffice/7.3.7.2$Linux_X86_64 LibreOffice_project/30$Build-2</meta:generator>
    <meta:document-statistic meta:table-count="1" meta:cell-count="38" meta:object-count="0"/>
  </office:meta>
</office:document-meta>
</file>